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  <style:text-properties fo:color="#ffffff" fo:font-weight="bold" style:font-weight-asian="bold" style:font-weight-complex="bold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016cm" svg:height="1.016cm" svg:x="2.27cm" svg:y="6.588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016cm" svg:height="1.016cm" svg:x="5.071cm" svg:y="3.689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016cm" svg:height="1.016cm" svg:x="10.271cm" svg:y="3.689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016cm" svg:height="1.016cm" svg:x="5.171cm" svg:y="9.389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016cm" svg:height="1.016cm" svg:x="10.172cm" svg:y="9.39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016cm" svg:height="1.016cm" svg:x="12.971cm" svg:y="6.589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3.138cm" svg:y1="6.736cm" svg:x2="5.219cm" svg:y2="4.557cm" draw:start-shape="id1" draw:start-glue-point="11" draw:end-shape="id2" draw:end-glue-point="7" svg:d="M3138 6736l2081-2179" svg:viewBox="0 0 2082 2180">
          <text:p/>
        </draw:connector>
        <draw:connector draw:style-name="gr2" draw:text-style-name="P2" draw:layer="layout" draw:type="line" svg:x1="3.138cm" svg:y1="7.456cm" svg:x2="5.319cm" svg:y2="9.537cm" draw:start-shape="id1" draw:start-glue-point="9" draw:end-shape="id3" draw:end-glue-point="5" svg:d="M3138 7456l2181 2081" svg:viewBox="0 0 2182 2082">
          <text:p/>
        </draw:connector>
        <draw:connector draw:style-name="gr2" draw:text-style-name="P2" draw:layer="layout" draw:type="line" svg:x1="5.679cm" svg:y1="9.389cm" svg:x2="5.579cm" svg:y2="4.705cm" draw:start-shape="id3" draw:start-glue-point="4" draw:end-shape="id2" draw:end-glue-point="8" svg:d="M5679 9389l-100-4684" svg:viewBox="0 0 101 4685">
          <text:p/>
        </draw:connector>
        <draw:connector draw:style-name="gr2" draw:text-style-name="P2" draw:layer="layout" draw:type="line" svg:x1="6.087cm" svg:y1="4.197cm" svg:x2="10.271cm" svg:y2="4.197cm" draw:start-shape="id2" draw:start-glue-point="10" draw:end-shape="id4" draw:end-glue-point="6" svg:d="M6087 4197h4184" svg:viewBox="0 0 4185 1">
          <text:p/>
        </draw:connector>
        <draw:connector draw:style-name="gr2" draw:text-style-name="P2" draw:layer="layout" draw:type="line" svg:x1="5.939cm" svg:y1="4.557cm" svg:x2="10.32cm" svg:y2="9.538cm" draw:start-shape="id2" draw:start-glue-point="9" draw:end-shape="id5" draw:end-glue-point="5" svg:d="M5939 4557l4381 4981" svg:viewBox="0 0 4382 4982">
          <text:p/>
        </draw:connector>
        <draw:connector draw:style-name="gr2" draw:text-style-name="P2" draw:layer="layout" draw:type="line" svg:x1="6.187cm" svg:y1="9.897cm" svg:x2="10.172cm" svg:y2="9.898cm" draw:start-shape="id3" draw:start-glue-point="10" draw:end-shape="id5" draw:end-glue-point="6" svg:d="M6187 9897l3985 1" svg:viewBox="0 0 3986 2">
          <text:p/>
        </draw:connector>
        <draw:connector draw:style-name="gr2" draw:text-style-name="P2" draw:layer="layout" draw:type="line" svg:x1="10.68cm" svg:y1="9.39cm" svg:x2="10.779cm" svg:y2="4.705cm" draw:start-shape="id5" draw:start-glue-point="4" draw:end-shape="id4" draw:end-glue-point="8" svg:d="M10680 9390l99-4685" svg:viewBox="0 0 100 4686">
          <text:p/>
        </draw:connector>
        <draw:connector draw:style-name="gr2" draw:text-style-name="P2" draw:layer="layout" draw:type="line" svg:x1="11.139cm" svg:y1="4.557cm" svg:x2="13.119cm" svg:y2="6.737cm" draw:start-shape="id4" draw:start-glue-point="9" draw:end-shape="id6" draw:end-glue-point="5" svg:d="M11139 4557l1980 2180" svg:viewBox="0 0 1981 2181">
          <text:p/>
        </draw:connector>
        <draw:connector draw:style-name="gr2" draw:text-style-name="P2" draw:layer="layout" draw:type="line" svg:x1="11.04cm" svg:y1="9.538cm" svg:x2="13.119cm" svg:y2="7.457cm" draw:start-shape="id5" draw:start-glue-point="11" draw:end-shape="id6" draw:end-glue-point="7" svg:d="M11040 9538l2079-2081" svg:viewBox="0 0 2080 2082">
          <text:p/>
        </draw:connector>
        <draw:frame draw:style-name="gr3" draw:text-style-name="P3" draw:layer="layout" svg:width="1.205cm" svg:height="0.962cm" svg:x="3.159cm" svg:y="4.81cm">
          <draw:text-box>
            <text:p>10</text:p>
          </draw:text-box>
        </draw:frame>
        <draw:frame draw:style-name="gr3" draw:text-style-name="P3" draw:layer="layout" svg:width="1.205cm" svg:height="0.962cm" svg:x="8.05cm" svg:y="6.18cm">
          <draw:text-box>
            <text:p>6</text:p>
          </draw:text-box>
        </draw:frame>
        <draw:frame draw:style-name="gr3" draw:text-style-name="P3" draw:layer="layout" svg:width="1.205cm" svg:height="0.962cm" svg:x="10.66cm" svg:y="6.61cm">
          <draw:text-box>
            <text:p>6</text:p>
          </draw:text-box>
        </draw:frame>
        <draw:frame draw:style-name="gr3" draw:text-style-name="P3" draw:layer="layout" svg:width="1.205cm" svg:height="0.962cm" svg:x="11.96cm" svg:y="4.81cm">
          <draw:text-box>
            <text:p>11</text:p>
          </draw:text-box>
        </draw:frame>
        <draw:frame draw:style-name="gr3" draw:text-style-name="P3" draw:layer="layout" svg:width="1.106cm" svg:height="0.962cm" svg:x="3.559cm" svg:y="8.31cm">
          <draw:text-box>
            <text:p>4</text:p>
          </draw:text-box>
        </draw:frame>
        <draw:frame draw:style-name="gr3" draw:text-style-name="P3" draw:layer="layout" svg:width="1.205cm" svg:height="0.962cm" svg:x="4.66cm" svg:y="6.81cm">
          <draw:text-box>
            <text:p>3</text:p>
          </draw:text-box>
        </draw:frame>
        <draw:frame draw:style-name="gr3" draw:text-style-name="P3" draw:layer="layout" svg:width="1.205cm" svg:height="0.962cm" svg:x="7.66cm" svg:y="3.21cm">
          <draw:text-box>
            <text:p>5</text:p>
          </draw:text-box>
        </draw:frame>
        <draw:frame draw:style-name="gr3" draw:text-style-name="P3" draw:layer="layout" svg:width="1.205cm" svg:height="0.962cm" svg:x="7.46cm" svg:y="9.11cm">
          <draw:text-box>
            <text:p>2</text:p>
          </draw:text-box>
        </draw:frame>
        <draw:frame draw:style-name="gr3" draw:text-style-name="P3" draw:layer="layout" svg:width="1.07cm" svg:height="0.962cm" svg:x="11.995cm" svg:y="8.31cm">
          <draw:text-box>
            <text:p>5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4-06T04:30:28.390000000</meta:creation-date>
    <dc:date>2022-04-06T05:18:07.007000000</dc:date>
    <meta:editing-duration>PT37M28S</meta:editing-duration>
    <meta:editing-cycles>2</meta:editing-cycles>
    <meta:generator>LibreOffice/6.3.2.2$Windows_X86_64 LibreOffice_project/98b30e735bda24bc04ab42594c85f7fd8be07b9c</meta:generator>
    <meta:document-statistic meta:object-count="24"/>
  </office:meta>
</office:document-meta>
</file>